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cc0" officeooo:paragraph-rsid="001e3cc0" style:font-weight-asian="bold" style:font-weight-complex="bold"/>
    </style:style>
    <style:style style:name="P2" style:family="paragraph" style:parent-style-name="Standard">
      <style:text-properties fo:font-weight="bold" officeooo:rsid="002ab120" officeooo:paragraph-rsid="002ab120" style:font-weight-asian="bold" style:font-weight-complex="bold"/>
    </style:style>
    <style:style style:name="P3" style:family="paragraph" style:parent-style-name="Standard">
      <style:text-properties fo:font-weight="bold" officeooo:rsid="002e45dc" officeooo:paragraph-rsid="002e45dc" style:font-weight-asian="bold" style:font-weight-complex="bold"/>
    </style:style>
    <style:style style:name="P4" style:family="paragraph" style:parent-style-name="Standard">
      <style:paragraph-properties fo:margin-left="1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fo:font-size="12pt" style:font-size-asian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3pt" fo:font-style="normal" fo:font-weight="normal" officeooo:rsid="00226401" officeooo:paragraph-rsid="0022a56b" style:font-size-asian="13pt" style:font-style-asian="normal" style:font-weight-asian="normal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6pt" fo:font-style="normal" fo:font-weight="normal" officeooo:rsid="001e3cc0" officeooo:paragraph-rsid="001e3cc0" style:font-size-asian="16pt" style:font-style-asian="normal" style:font-weight-asian="normal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6pt" fo:font-style="normal" fo:font-weight="normal" officeooo:rsid="001e3cc0" officeooo:paragraph-rsid="0022a56b" style:font-size-asian="16pt" style:font-style-asian="normal" style:font-weight-asian="normal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6pt" fo:font-style="normal" fo:font-weight="normal" officeooo:rsid="0022a56b" officeooo:paragraph-rsid="0022a56b" style:font-size-asian="16pt" style:font-style-asian="normal" style:font-weight-asian="normal" style:font-size-complex="16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</style:style>
    <style:style style:name="P10" style:family="paragraph" style:parent-style-name="Standard" style:master-page-name="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-0.106cm"/>
          <style:tab-stop style:position="1.251cm"/>
        </style:tab-stops>
      </style:paragraph-properties>
    </style:style>
    <style:style style:name="P11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officeooo:rsid="00226401" officeooo:paragraph-rsid="00226401"/>
    </style:style>
    <style:style style:name="P12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officeooo:rsid="00226401" officeooo:paragraph-rsid="00257bc4"/>
    </style:style>
    <style:style style:name="P13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officeooo:rsid="00226401" officeooo:paragraph-rsid="0025c2f3"/>
    </style:style>
    <style:style style:name="P14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officeooo:rsid="0026d9d4" officeooo:paragraph-rsid="0026d9d4"/>
    </style:style>
    <style:style style:name="P15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style:font-name="Liberation Serif" fo:font-size="13pt" fo:font-style="normal" fo:font-weight="normal" officeooo:rsid="0023a0f1" officeooo:paragraph-rsid="00226401" style:font-size-asian="13pt" style:font-style-asian="normal" style:font-weight-asian="normal"/>
    </style:style>
    <style:style style:name="P16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style:font-name="Liberation Serif" fo:font-size="13pt" fo:font-style="normal" fo:font-weight="normal" officeooo:rsid="00226401" officeooo:paragraph-rsid="00226401" style:font-size-asian="13pt" style:font-style-asian="normal" style:font-weight-asian="normal"/>
    </style:style>
    <style:style style:name="P17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style:font-name="Liberation Serif" fo:font-size="13pt" fo:font-style="normal" fo:font-weight="normal" officeooo:rsid="00226401" officeooo:paragraph-rsid="0025c2f3" style:font-size-asian="13pt" style:font-style-asian="normal" style:font-weight-asian="normal"/>
    </style:style>
    <style:style style:name="P18" style:family="paragraph" style:parent-style-name="Standard">
      <loext:graphic-properties draw:fill="none"/>
      <style:paragraph-properties fo:margin-left="-0.101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-0.106cm"/>
          <style:tab-stop style:position="1.251cm"/>
        </style:tab-stops>
      </style:paragraph-properties>
      <style:text-properties officeooo:rsid="0028e5ed" officeooo:paragraph-rsid="0028e5ed"/>
    </style:style>
    <style:style style:name="P19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3pt" fo:font-style="normal" fo:font-weight="normal" style:font-size-asian="13pt" style:font-style-asian="normal" style:font-weight-asian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Liberation Serif" fo:font-size="16pt" fo:font-style="normal" fo:font-weight="normal" officeooo:rsid="0032271a" officeooo:paragraph-rsid="0032271a" style:font-size-asian="16pt" style:font-style-asian="normal" style:font-weight-asian="normal" style:font-size-complex="16pt" style:font-weight-complex="bold"/>
    </style:style>
    <style:style style:name="T1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T2" style:family="text">
      <style:text-properties style:font-name="Liberation Serif" fo:font-size="13pt" fo:font-style="normal" fo:font-weight="normal" style:font-size-asian="13pt" style:font-style-asian="normal" style:font-weight-asian="normal"/>
    </style:style>
    <style:style style:name="T3" style:family="text">
      <style:text-properties style:font-name="Liberation Serif" fo:font-size="13pt" fo:font-style="normal" fo:font-weight="normal" officeooo:rsid="00226401" style:font-size-asian="13pt" style:font-style-asian="normal" style:font-weight-asian="normal"/>
    </style:style>
    <style:style style:name="T4" style:family="text">
      <style:text-properties style:font-name="Liberation Serif" fo:font-size="13pt" fo:font-style="normal" fo:font-weight="normal" officeooo:rsid="0023a0f1" style:font-size-asian="13pt" style:font-style-asian="normal" style:font-weight-asian="normal"/>
    </style:style>
    <style:style style:name="T5" style:family="text">
      <style:text-properties style:font-name="Liberation Serif" fo:font-size="13pt" fo:font-style="normal" fo:font-weight="normal" officeooo:rsid="00257bc4" style:font-size-asian="13pt" style:font-style-asian="normal" style:font-weight-asian="normal"/>
    </style:style>
    <style:style style:name="T6" style:family="text">
      <style:text-properties style:font-name="Liberation Serif" fo:font-size="13pt" fo:font-style="normal" fo:font-weight="normal" officeooo:rsid="0025831d" style:font-size-asian="13pt" style:font-style-asian="normal" style:font-weight-asian="normal"/>
    </style:style>
    <style:style style:name="T7" style:family="text">
      <style:text-properties style:font-name="Liberation Serif" fo:font-size="13pt" fo:font-style="normal" fo:font-weight="normal" officeooo:rsid="0025c2f3" style:font-size-asian="13pt" style:font-style-asian="normal" style:font-weight-asian="normal"/>
    </style:style>
    <style:style style:name="T8" style:family="text">
      <style:text-properties style:font-name="Liberation Serif" fo:font-size="13pt" fo:font-style="normal" fo:font-weight="normal" officeooo:rsid="0029a4e3" style:font-size-asian="13pt" style:font-style-asian="normal" style:font-weight-asian="normal"/>
    </style:style>
    <style:style style:name="T9" style:family="text">
      <style:text-properties style:font-name="Liberation Serif" fo:font-size="13pt" fo:font-style="normal" fo:font-weight="bold" style:font-size-asian="13pt" style:font-style-asian="normal" style:font-weight-asian="bold" style:font-weight-complex="bold"/>
    </style:style>
    <style:style style:name="T10" style:family="text">
      <style:text-properties style:font-name="Liberation Serif" fo:font-size="13pt" fo:font-style="normal" fo:font-weight="bold" officeooo:rsid="0025c2f3" style:font-size-asian="13pt" style:font-style-asian="normal" style:font-weight-asian="bold" style:font-weight-complex="bold"/>
    </style:style>
    <style:style style:name="T11" style:family="text">
      <style:text-properties fo:font-size="16pt" style:font-size-asian="16pt"/>
    </style:style>
    <style:style style:name="T12" style:family="text">
      <style:text-properties fo:font-size="13pt" style:font-size-asian="13pt"/>
    </style:style>
    <style:style style:name="T13" style:family="text">
      <style:text-properties officeooo:rsid="0022a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6"/>
      <text:p text:style-name="P5">1. read data file</text:p>
      <text:p text:style-name="P5">2. check info() of <text:span text:style-name="T13">dataset</text:span></text:p>
      <text:p text:style-name="P5">3. check head of <text:span text:style-name="T13">dataset</text:span></text:p>
      <text:p text:style-name="P5">4. <text:span text:style-name="T13">check columns of dataset</text:span></text:p>
      <text:p text:style-name="P8"/>
      <text:p text:style-name="P7">Exploratory Data Analysis</text:p>
      <text:p text:style-name="P4"/>
      <text:p text:style-name="P9"><text:span text:style-name="T1">OVERALL GOAL</text:span><text:span text:style-name="T11">: </text:span><text:span text:style-name="T12">Get an understanding for which variables are important,</text:span></text:p>
      <text:p text:style-name="P19"><text:s/>view summary statistics, and visualize the data</text:p>
      <text:p text:style-name="P4"/>
      <text:p text:style-name="P10"><text:span text:style-name="T2">1. <text:s/>create a countplot based on the target column to explore the actual balancing of the labels (classification problems</text:span><text:span text:style-name="T3">)</text:span></text:p>
      <text:p text:style-name="P18"><text:span text:style-name="T3">1. </text:span><text:span text:style-name="T2">create histogram for label in regression task, </text:span><text:span text:style-name="T8">such as price. </text:span></text:p>
      <text:p text:style-name="P12"><text:span text:style-name="T2">2. create histogram for important columns.(distplot) <text:s/></text:span><text:span text:style-name="T4">if I want to see the distribution of columns use this kind of plot</text:span></text:p>
      <text:p text:style-name="P11"><text:span text:style-name="T5">3</text:span><text:span text:style-name="T2">. check the correlation of columns, </text:span><text:span text:style-name="T6">check the correlation of columns related to label column if label column in not numeric, map it to numeric</text:span></text:p>
      <text:p text:style-name="P15"/>
      <text:p text:style-name="P16">3. create scatterplot for columns which have high correlation with label column.</text:p>
      <text:p text:style-name="P17"><text:s text:c="2"/></text:p>
      <text:p text:style-name="P13"><text:span text:style-name="T2"><text:s/></text:span><text:span text:style-name="T7">To see the </text:span><text:span text:style-name="T10">relation between two columns</text:span><text:span text:style-name="T7"> use </text:span><text:span text:style-name="T10">scatterplot</text:span><text:span text:style-name="T7"> and </text:span><text:span text:style-name="T10">boxplot</text:span></text:p>
      <text:p text:style-name="P16"><text:s text:c="2"/></text:p>
      <text:p text:style-name="P14"><text:span text:style-name="T2">4. </text:span><text:span text:style-name="T9">Calculate the statistical</text:span><text:span text:style-name="T2"> parameters based on label (</text:span><text:span text:style-name="T9">describe and groupby</text:span><text:span text:style-name="T2">)</text:span></text:p>
      <text:p text:style-name="P16"/>
      <text:p text:style-name="P1"/>
      <text:p text:style-name="P2">Data Preprossing </text:p>
      <text:p text:style-name="P2"/>
      <text:p text:style-name="P2">Deal with Missing data</text:p>
      <text:p text:style-name="P2"/>
      <text:p text:style-name="P2">1. Leave Missing Data</text:p>
      <text:p text:style-name="P2">2. Drop Missing Data</text:p>
      <text:p text:style-name="P2">3. Fill Missing Data</text:p>
      <text:p text:style-name="P1"/>
      <text:p text:style-name="P1"/>
      <text:p text:style-name="P3">Dealing with Categorical data</text:p>
      <text:p text:style-name="P3">1. Remove</text:p>
      <text:p text:style-name="P3">2. Convert to dummy variab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1:32.009000000</meta:creation-date>
    <dc:date>2021-09-10T23:14:36.446000000</dc:date>
    <meta:editing-duration>P3DT18H58M4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4" meta:word-count="177" meta:character-count="1081" meta:non-whitespace-character-count="916"/>
  </office:meta>
</office:document-meta>
</file>